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2be" officeooo:paragraph-rsid="000632be"/>
    </style:style>
    <style:style style:name="P2" style:family="paragraph" style:parent-style-name="Standard">
      <style:text-properties officeooo:rsid="000632be" officeooo:paragraph-rsid="0007eacc"/>
    </style:style>
    <style:style style:name="P3" style:family="paragraph" style:parent-style-name="Standard">
      <style:text-properties officeooo:rsid="000632be" officeooo:paragraph-rsid="0008d75c"/>
    </style:style>
    <style:style style:name="P4" style:family="paragraph" style:parent-style-name="Standard">
      <style:text-properties officeooo:rsid="0006613a" officeooo:paragraph-rsid="000632be"/>
    </style:style>
    <style:style style:name="P5" style:family="paragraph" style:parent-style-name="Standard">
      <style:text-properties officeooo:rsid="0006613a" officeooo:paragraph-rsid="0008d75c"/>
    </style:style>
    <style:style style:name="P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632be" officeooo:paragraph-rsid="0007eacc" fo:background-color="#f9f9f9" loext:padding="0cm" loext:border="none"/>
    </style:style>
    <style:style style:name="P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632be" officeooo:paragraph-rsid="000a66ee" fo:background-color="#f9f9f9" loext:padding="0cm" loext:border="none"/>
    </style:style>
    <style:style style:name="P8" style:family="paragraph" style:parent-style-name="Standard">
      <style:text-properties fo:font-variant="normal" fo:text-transform="none" fo:color="#030303" style:font-name="Roboto" fo:font-size="10.5pt" fo:letter-spacing="normal" fo:font-style="normal" style:text-underline-style="solid" style:text-underline-width="auto" style:text-underline-color="font-color" fo:font-weight="normal" officeooo:rsid="000632be" officeooo:paragraph-rsid="0007eacc" fo:background-color="#f9f9f9" loext:padding="0cm" loext:border="none"/>
    </style:style>
    <style:style style:name="P9" style:family="paragraph" style:parent-style-name="Standard">
      <style:text-properties fo:font-variant="normal" fo:text-transform="none" fo:color="#030303" style:font-name="Roboto" fo:font-size="10.5pt" fo:letter-spacing="normal" fo:font-style="normal" style:text-underline-style="none" fo:font-weight="normal" officeooo:rsid="0006613a" officeooo:paragraph-rsid="0008d75c" fo:background-color="#f9f9f9" loext:padding="0cm" loext:border="none"/>
    </style:style>
    <style:style style:name="P10" style:family="paragraph" style:parent-style-name="Standard">
      <style:text-properties fo:font-variant="normal" fo:text-transform="none" fo:color="#030303" fo:letter-spacing="normal" officeooo:rsid="000632be" officeooo:paragraph-rsid="0007eacc" fo:background-color="#f9f9f9" loext:padding="0cm" loext:border="none"/>
    </style:style>
    <style:style style:name="P11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0632be" officeooo:paragraph-rsid="0007eacc"/>
    </style:style>
    <style:style style:name="P12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06613a" officeooo:paragraph-rsid="0007eacc"/>
    </style:style>
    <style:style style:name="P13" style:family="paragraph" style:parent-style-name="Standard">
      <style:text-properties fo:font-variant="normal" fo:text-transform="none" style:font-name="Roboto" fo:font-size="10.5pt" fo:letter-spacing="normal" fo:font-style="normal" style:text-underline-style="none" fo:font-weight="normal" officeooo:rsid="0008d75c" officeooo:paragraph-rsid="0008d75c"/>
    </style:style>
    <style:style style:name="P14" style:family="paragraph" style:parent-style-name="Standard">
      <style:text-properties fo:font-size="16pt" fo:font-weight="bold" officeooo:rsid="000632be" officeooo:paragraph-rsid="000632be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 fo:background-color="#f9f9f9" loext:char-shading-value="0" loext:padding="0cm" loext:border="none"/>
    </style:style>
    <style:style style:name="T2" style:family="text">
      <style:text-properties fo:font-variant="normal" fo:text-transform="none" fo:color="#030303" style:font-name="Roboto" fo:font-size="10.5pt" fo:letter-spacing="normal" fo:font-style="normal" style:text-underline-style="solid" style:text-underline-width="auto" style:text-underline-color="font-color" fo:font-weight="normal" fo:background-color="#f9f9f9" loext:char-shading-value="0" loext:padding="0cm" loext:border="none"/>
    </style:style>
    <style:style style:name="T3" style:family="text">
      <style:text-properties fo:font-variant="normal" fo:text-transform="none" fo:color="#030303" style:font-name="Roboto" fo:font-size="14pt" fo:letter-spacing="normal" fo:font-style="normal" fo:font-weight="bold" fo:background-color="#ffff00" loext:char-shading-value="0" style:font-size-asian="14pt" style:font-weight-asian="bold" style:font-size-complex="14pt" style:font-weight-complex="bold" loext:padding="0cm" loext:border="none"/>
    </style:style>
    <style:style style:name="T4" style:family="text">
      <style:text-properties fo:font-variant="normal" fo:text-transform="none" fo:color="#030303" fo:letter-spacing="normal" fo:background-color="#f9f9f9" loext:char-shading-value="0" loext:padding="0cm" loext:border="none"/>
    </style:style>
    <style:style style:name="T5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ximilian Next.js</text:p>
      <text:p text:style-name="P1"/>
      <text:p text:style-name="P7"><text:a xlink:type="simple" xlink:href="https://next-js-maximimilian.vercel.app/" text:style-name="Internet_20_link" text:visited-style-name="Visited_20_Internet_20_Link">https://next-js-maximimilian.vercel.app/</text:a></text:p>
      <text:p text:style-name="P7"><text:line-break/>Timestamps: </text:p>
      <text:p text:style-name="P2"><text:span text:style-name="T1">Welcome </text:span><text:a xlink:type="simple" xlink:href="https://www.youtube.com/watch?v=MFuwkrseXVE&amp;t=0s" text:style-name="Internet_20_link" text:visited-style-name="Visited_20_Internet_20_Link"><text:span text:style-name="T5">00:00</text:span></text:a><text:span text:style-name="T4"> </text:span></text:p>
      <text:p text:style-name="P10"/>
      <text:p text:style-name="P2"><text:span text:style-name="T1">What is NextJS? </text:span><text:a xlink:type="simple" xlink:href="https://www.youtube.com/watch?v=MFuwkrseXVE&amp;t=46s" text:style-name="Internet_20_link" text:visited-style-name="Visited_20_Internet_20_Link"><text:span text:style-name="T5">00:46</text:span></text:a></text:p>
      <text:p text:style-name="P8"/>
      <text:p text:style-name="P2"><text:span text:style-name="T4"><text:s/></text:span><text:span text:style-name="T1">Key Feature: Server-side (Pre-) Rendering of Pages </text:span><text:a xlink:type="simple" xlink:href="https://www.youtube.com/watch?v=MFuwkrseXVE&amp;t=331s" text:style-name="Internet_20_link" text:visited-style-name="Visited_20_Internet_20_Link"><text:span text:style-name="T5">05:31</text:span></text:a></text:p>
      <text:p text:style-name="P8"/>
      <text:p text:style-name="P2"><text:span text:style-name="T4"><text:s/></text:span><text:span text:style-name="T1">Key Feature: File-based Routing </text:span><text:a xlink:type="simple" xlink:href="https://www.youtube.com/watch?v=MFuwkrseXVE&amp;t=729s" text:style-name="Internet_20_link" text:visited-style-name="Visited_20_Internet_20_Link"><text:span text:style-name="T5">12:09</text:span></text:a><text:span text:style-name="T4"> </text:span></text:p>
      <text:p text:style-name="P6"/>
      <text:p text:style-name="P2"><text:span text:style-name="T1">Key Feature: Build Fullstack Apps With Ease</text:span><text:a xlink:type="simple" xlink:href="https://www.youtube.com/watch?v=MFuwkrseXVE&amp;t=922s" text:style-name="Internet_20_link" text:visited-style-name="Visited_20_Internet_20_Link"><text:span text:style-name="T5">15:22</text:span></text:a><text:span text:style-name="T4"> </text:span></text:p>
      <text:p text:style-name="P6"/>
      <text:p text:style-name="P2"><text:span text:style-name="T1">Creating a NextJS Project &amp; IDE Setup</text:span><text:a xlink:type="simple" xlink:href="https://www.youtube.com/watch?v=MFuwkrseXVE&amp;t=1032s" text:style-name="Internet_20_link" text:visited-style-name="Visited_20_Internet_20_Link"><text:span text:style-name="T5">17:12</text:span></text:a><text:span text:style-name="T4"> </text:span></text:p>
      <text:p text:style-name="P6"/>
      <text:p text:style-name="P6">zorica@zorica-MS-7C52:~/Радна површина/programiranje/NEXT/next maximilian$ npx create-next-app</text:p>
      <text:p text:style-name="P3">Pa instaliramo Prettier</text:p>
      <text:p text:style-name="P3">pa odemo na view pa appirence i biramo mode</text:p>
      <text:p text:style-name="P3">File+Preferences+Keyboardshortcut</text:p>
      <text:p text:style-name="P5">pa idemo na format.document</text:p>
      <text:p text:style-name="P9">Da bi smo bili sigurni da ga koristimo idemo na se preferences + settings pa nadjemo ukucamo format pa kliknemo na prettier</text:p>
      <text:p text:style-name="P6"/>
      <text:p text:style-name="P2"><text:span text:style-name="T3">Analyzing the Created Project </text:span><text:span text:style-name="T1"><text:s/></text:span><text:a xlink:type="simple" xlink:href="https://www.youtube.com/watch?v=MFuwkrseXVE&amp;t=1372s" text:style-name="Internet_20_link" text:visited-style-name="Visited_20_Internet_20_Link"><text:span text:style-name="T5">22</text:span></text:a><text:a xlink:type="simple" xlink:href="https://www.youtube.com/watch?v=MFuwkrseXVE&amp;t=1372s" text:style-name="Internet_20_link" text:visited-style-name="Visited_20_Internet_20_Link"><text:span text:style-name="T2"> </text:span></text:a><text:a xlink:type="simple" xlink:href="https://www.youtube.com/watch?v=MFuwkrseXVE&amp;t=1372s" text:style-name="Internet_20_link" text:visited-style-name="Visited_20_Internet_20_Link"><text:span text:style-name="T5">:52</text:span></text:a></text:p>
      <text:p text:style-name="P11"/>
      <text:p text:style-name="P13">Vec poznato</text:p>
      <text:p text:style-name="P12"/>
      <text:p text:style-name="P2"><text:span text:style-name="T4"><text:s/></text:span><text:span text:style-name="T3">Adding First Pages To The Project </text:span><text:a xlink:type="simple" xlink:href="https://www.youtube.com/watch?v=MFuwkrseXVE&amp;t=1544s" text:style-name="Internet_20_link" text:visited-style-name="Visited_20_Internet_20_Link"><text:span text:style-name="T5">25:44</text:span></text:a><text:span text:style-name="T4"> </text:span></text:p>
      <text:p text:style-name="P6"/>
      <text:p text:style-name="P6"/>
      <text:p text:style-name="P6"/>
      <text:p text:style-name="P2"><text:span text:style-name="T1">Adding Nested Pages / Paths </text:span><text:a xlink:type="simple" xlink:href="https://www.youtube.com/watch?v=MFuwkrseXVE&amp;t=1910s" text:style-name="Internet_20_link" text:visited-style-name="Visited_20_Internet_20_Link"><text:span text:style-name="T5">31:50</text:span></text:a><text:span text:style-name="T4"> </text:span></text:p>
      <text:p text:style-name="P6"/>
      <text:p text:style-name="P6"/>
      <text:p text:style-name="P6"/>
      <text:p text:style-name="P2"><text:span text:style-name="T1">Creating Dynamic Pages </text:span><text:a xlink:type="simple" xlink:href="https://www.youtube.com/watch?v=MFuwkrseXVE&amp;t=2137s" text:style-name="Internet_20_link" text:visited-style-name="Visited_20_Internet_20_Link"><text:span text:style-name="T5">35:37</text:span></text:a><text:span text:style-name="T4"> </text:span></text:p>
      <text:p text:style-name="P6"/>
      <text:p text:style-name="P6"/>
      <text:p text:style-name="P6"/>
      <text:p text:style-name="P6"/>
      <text:p text:style-name="P2"><text:span text:style-name="T1">Extracting Dynamic Route Data </text:span><text:a xlink:type="simple" xlink:href="https://www.youtube.com/watch?v=MFuwkrseXVE&amp;t=2353s" text:style-name="Internet_20_link" text:visited-style-name="Visited_20_Internet_20_Link"><text:span text:style-name="T5">39:13</text:span></text:a><text:span text:style-name="T4"> </text:span><text:span text:style-name="T1">Linking Between Pages </text:span><text:a xlink:type="simple" xlink:href="https://www.youtube.com/watch?v=MFuwkrseXVE&amp;t=2601s" text:style-name="Internet_20_link" text:visited-style-name="Visited_20_Internet_20_Link"><text:span text:style-name="T5">43:21</text:span></text:a><text:span text:style-name="T4"> </text:span><text:span text:style-name="T1">Onwards To A Bigger Project! </text:span><text:a xlink:type="simple" xlink:href="https://www.youtube.com/watch?v=MFuwkrseXVE&amp;t=3034s" text:style-name="Internet_20_link" text:visited-style-name="Visited_20_Internet_20_Link"><text:span text:style-name="T5">50:34</text:span></text:a><text:span text:style-name="T4"> </text:span><text:span text:style-name="T1">Preparing Our Project Pages </text:span><text:a xlink:type="simple" xlink:href="https://www.youtube.com/watch?v=MFuwkrseXVE&amp;t=3247s" text:style-name="Internet_20_link" text:visited-style-name="Visited_20_Internet_20_Link"><text:span text:style-name="T5">54:07</text:span></text:a><text:span text:style-name="T4"> </text:span><text:span text:style-name="T1">Rendering A List Of (Dummy) Meetups </text:span><text:a xlink:type="simple" xlink:href="https://www.youtube.com/watch?v=MFuwkrseXVE&amp;t=3469s" text:style-name="Internet_20_link" text:visited-style-name="Visited_20_Internet_20_Link"><text:span text:style-name="T5">57:49</text:span></text:a><text:span text:style-name="T4"> </text:span><text:span text:style-name="T1">Adding A Form For Adding Meetups </text:span><text:a xlink:type="simple" xlink:href="https://www.youtube.com/watch?v=MFuwkrseXVE&amp;t=3772s" text:style-name="Internet_20_link" text:visited-style-name="Visited_20_Internet_20_Link"><text:span text:style-name="T5">01:02:52</text:span></text:a><text:span text:style-name="T4"> </text:span><text:span text:style-name="T1">The "_app.js" File &amp; Wrapper Components </text:span><text:a xlink:type="simple" xlink:href="https://www.youtube.com/watch?v=MFuwkrseXVE&amp;t=4007s" text:style-name="Internet_20_link" text:visited-style-name="Visited_20_Internet_20_Link"><text:span text:style-name="T5">01:06:47</text:span></text:a><text:span text:style-name="T4"> </text:span><text:span text:style-name="T1">Programmatic Navigation </text:span><text:a xlink:type="simple" xlink:href="https://www.youtube.com/watch?v=MFuwkrseXVE&amp;t=4384s" text:style-name="Internet_20_link" text:visited-style-name="Visited_20_Internet_20_Link"><text:span text:style-name="T5">01:13:04</text:span></text:a><text:span text:style-name="T4"> </text:span><text:span text:style-name="T1">Adding Custom Components &amp; Styling With CSS </text:span><text:a xlink:type="simple" xlink:href="https://www.youtube.com/watch?v=MFuwkrseXVE&amp;t=4611s" text:style-name="Internet_20_link" text:visited-style-name="Visited_20_Internet_20_Link"><text:span text:style-name="T5">01:16:51</text:span></text:a><text:span text:style-name="T4"> </text:span><text:span text:style-name="T1">Modules How NextJS Page Pre-Rendering Actually Works </text:span><text:a xlink:type="simple" xlink:href="https://www.youtube.com/watch?v=MFuwkrseXVE&amp;t=5211s" text:style-name="Internet_20_link" text:visited-style-name="Visited_20_Internet_20_Link"><text:span text:style-name="T5">01:26:51</text:span></text:a><text:span text:style-name="T4"> </text:span><text:span text:style-name="T1">Introducing Data Fetching For Page Generation (getStaticProps) </text:span><text:a xlink:type="simple" xlink:href="https://www.youtube.com/watch?v=MFuwkrseXVE&amp;t=5563s" text:style-name="Internet_20_link" text:visited-style-name="Visited_20_Internet_20_Link"><text:span text:style-name="T5">01:32:43</text:span></text:a><text:span text:style-name="T4"> </text:span><text:span text:style-name="T1">More Static Site Generation (SSG) With getStaticProps </text:span><text:a xlink:type="simple" xlink:href="https://www.youtube.com/watch?v=MFuwkrseXVE&amp;t=6099s" text:style-name="Internet_20_link" text:visited-style-name="Visited_20_Internet_20_Link"><text:span text:style-name="T5">01:41:39</text:span></text:a><text:span text:style-name="T4"> </text:span><text:span text:style-name="T1">Exploring getServerSideProps </text:span><text:a xlink:type="simple" xlink:href="https://www.youtube.com/watch?v=MFuwkrseXVE&amp;t=6443s" text:style-name="Internet_20_link" text:visited-style-name="Visited_20_Internet_20_Link"><text:span text:style-name="T5">01:47:23</text:span></text:a><text:span text:style-name="T4"> </text:span><text:span text:style-name="T1">Working With Dynamic Path Params In getStaticProps </text:span><text:a xlink:type="simple" xlink:href="https://www.youtube.com/watch?v=MFuwkrseXVE&amp;t=6830s" text:style-name="Internet_20_link" text:visited-style-name="Visited_20_Internet_20_Link"><text:span text:style-name="T5">01:53:50</text:span></text:a><text:span text:style-name="T4"> </text:span><text:span text:style-name="T1">Dynamic Pages &amp; getStaticProps &amp; getStaticPaths </text:span><text:a xlink:type="simple" xlink:href="https://www.youtube.com/watch?v=MFuwkrseXVE&amp;t=7144s" text:style-name="Internet_20_link" text:visited-style-name="Visited_20_Internet_20_Link"><text:span text:style-name="T5">01:59:04</text:span></text:a><text:span text:style-name="T4"> </text:span><text:span text:style-name="T1">Introducing API Routes </text:span><text:a xlink:type="simple" xlink:href="https://www.youtube.com/watch?v=MFuwkrseXVE&amp;t=7581s" text:style-name="Internet_20_link" text:visited-style-name="Visited_20_Internet_20_Link"><text:span text:style-name="T5">02:06:21</text:span></text:a><text:span text:style-name="T4"> </text:span><text:span text:style-name="T1">Connecting &amp; Querying a MongoDB Database </text:span><text:a xlink:type="simple" xlink:href="https://www.youtube.com/watch?v=MFuwkrseXVE&amp;t=7961s" text:style-name="Internet_20_link" text:visited-style-name="Visited_20_Internet_20_Link"><text:span text:style-name="T5">02:12:41</text:span></text:a><text:span text:style-name="T4"> </text:span><text:span text:style-name="T1">Sending HTTP Requests To API Routes </text:span><text:a xlink:type="simple" xlink:href="https://www.youtube.com/watch?v=MFuwkrseXVE&amp;t=8533s" text:style-name="Internet_20_link" text:visited-style-name="Visited_20_Internet_20_Link"><text:span text:style-name="T5">02:22:13</text:span></text:a><text:span text:style-name="T4"> </text:span><text:span text:style-name="T1">Getting Data From The Database (For Page Pre-Rendering) </text:span><text:a xlink:type="simple" xlink:href="https://www.youtube.com/watch?v=MFuwkrseXVE&amp;t=8942s" text:style-name="Internet_20_link" text:visited-style-name="Visited_20_Internet_20_Link"><text:span text:style-name="T5">02:29:02</text:span></text:a><text:span text:style-name="T4"> </text:span><text:span text:style-name="T1">Getting Meetup Detail Data &amp; Paths </text:span><text:a xlink:type="simple" xlink:href="https://www.youtube.com/watch?v=MFuwkrseXVE&amp;t=9372s" text:style-name="Internet_20_link" text:visited-style-name="Visited_20_Internet_20_Link"><text:span text:style-name="T5">02:36:12</text:span></text:a><text:span text:style-name="T4"> </text:span><text:span text:style-name="T1">Adding "head" Metadata To Pages </text:span><text:a xlink:type="simple" xlink:href="https://www.youtube.com/watch?v=MFuwkrseXVE&amp;t=9953s" text:style-name="Internet_20_link" text:visited-style-name="Visited_20_Internet_20_Link"><text:span text:style-name="T5">02:45:53</text:span></text:a><text:span text:style-name="T4"> </text:span><text:span text:style-name="T1">Deploying NextJS </text:span><text:soft-page-break/><text:span text:style-name="T1">Projects </text:span><text:a xlink:type="simple" xlink:href="https://www.youtube.com/watch?v=MFuwkrseXVE&amp;t=10512s" text:style-name="Internet_20_link" text:visited-style-name="Visited_20_Internet_20_Link"><text:span text:style-name="T5">02:55:12</text:span></text:a><text:span text:style-name="T4"> </text:span><text:span text:style-name="T1">Working With Fallback Pages &amp; Re-Deploying </text:span><text:a xlink:type="simple" xlink:href="https://www.youtube.com/watch?v=MFuwkrseXVE&amp;t=11258s" text:style-name="Internet_20_link" text:visited-style-name="Visited_20_Internet_20_Link"><text:span text:style-name="T5">03:07:38</text:span></text:a><text:span text:style-name="T4"> </text:span><text:span text:style-name="T1">Summary </text:span><text:a xlink:type="simple" xlink:href="https://www.youtube.com/watch?v=MFuwkrseXVE&amp;t=11512s" text:style-name="Internet_20_link" text:visited-style-name="Visited_20_Internet_20_Link"><text:span text:style-name="T5">03:11:52</text:span></text:a><text:span text:style-name="T4"> </text:span><text:line-break/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0:00:58.274706157</meta:creation-date>
    <dc:date>2021-12-19T22:04:21.543351562</dc:date>
    <meta:editing-duration>PT17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53" meta:character-count="1875" meta:non-whitespace-character-count="1628"/>
  </office:meta>
</office:document-meta>
</file>